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new york', times, 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semaine2duprojettutoré" style:family="table">
      <style:table-properties style:width="17cm" table:align="margins"/>
    </style:style>
    <style:style style:name="semaine2duprojettutoré.A" style:family="table-column">
      <style:table-column-properties style:column-width="2.833cm" style:rel-column-width="10922*"/>
    </style:style>
    <style:style style:name="semaine2duprojettutoré.A1" style:family="table-cell">
      <style:table-cell-properties fo:padding="0.097cm" fo:border-left="0.05pt solid #000000" fo:border-right="none" fo:border-top="0.05pt solid #000000" fo:border-bottom="0.05pt solid #000000"/>
    </style:style>
    <style:style style:name="semaine2duprojettutoré.F1" style:family="table-cell">
      <style:table-cell-properties fo:padding="0.097cm" fo:border="0.05pt solid #000000"/>
    </style:style>
    <style:style style:name="semaine2duprojettutoré.A2" style:family="table-cell">
      <style:table-cell-properties fo:padding="0.097cm" fo:border-left="0.05pt solid #000000" fo:border-right="none" fo:border-top="none" fo:border-bottom="0.05pt solid #000000"/>
    </style:style>
    <style:style style:name="semaine2duprojettutoré.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none"/>
    </style:style>
    <style:style style:name="P2" style:family="paragraph" style:parent-style-name="Heading_20_2">
      <style:text-properties style:text-underline-style="solid" style:text-underline-width="auto" style:text-underline-color="font-color"/>
    </style:style>
    <style:style style:name="P3" style:family="paragraph" style:parent-style-name="Heading_20_1">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font-name="times new roman"/>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apport d'activité hebdomadaire 1</text:h>
      <text:p text:style-name="Text_20_body"/>
      <text:h text:style-name="P2" text:outline-level="2">A Diagramme des travaux.</text:h>
      <text:p text:style-name="Text_20_body"><text:span text:style-name="T1"/></text:p>
      <table:table table:name="semaine2duprojettutoré" table:style-name="semaine2duprojettutoré">
        <table:table-column table:style-name="semaine2duprojettutoré.A" table:number-columns-repeated="6"/>
        <table:table-row>
          <table:table-cell table:style-name="semaine2duprojettutoré.A1" office:value-type="string">
            <text:p text:style-name="Table_20_Contents"/>
          </table:table-cell>
          <table:table-cell table:style-name="semaine2duprojettutoré.A1" office:value-type="string">
            <text:p text:style-name="Table_20_Contents">Lundi</text:p>
          </table:table-cell>
          <table:table-cell table:style-name="semaine2duprojettutoré.A1" office:value-type="string">
            <text:p text:style-name="Table_20_Contents">Mardi</text:p>
          </table:table-cell>
          <table:table-cell table:style-name="semaine2duprojettutoré.A1" office:value-type="string">
            <text:p text:style-name="Table_20_Contents">Mercredi</text:p>
          </table:table-cell>
          <table:table-cell table:style-name="semaine2duprojettutoré.A1" office:value-type="string">
            <text:p text:style-name="Table_20_Contents">Jeudi</text:p>
          </table:table-cell>
          <table:table-cell table:style-name="semaine2duprojettutoré.F1" office:value-type="string">
            <text:p text:style-name="Table_20_Contents">Vendredi</text:p>
          </table:table-cell>
        </table:table-row>
        <table:table-row>
          <table:table-cell table:style-name="semaine2duprojettutoré.A2" office:value-type="string">
            <text:p text:style-name="Table_20_Contents">8h00-10h00</text:p>
          </table:table-cell>
          <table:table-cell table:style-name="semaine2duprojettutoré.A2" office:value-type="string">
            <text:p text:style-name="Table_20_Contents">Recherche documentaire</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0h00-12h00</text:p>
          </table:table-cell>
          <table:table-cell table:style-name="semaine2duprojettutoré.A2" office:value-type="string">
            <text:p text:style-name="Table_20_Contents">Choix des modes de communication</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Finalisation de l'installation</text:p>
          </table:table-cell>
          <table:table-cell table:style-name="semaine2duprojettutoré.F2" office:value-type="string">
            <text:p text:style-name="Table_20_Contents">Rédaction rapport d'activité</text:p>
          </table:table-cell>
        </table:table-row>
        <table:table-row>
          <table:table-cell table:style-name="semaine2duprojettutoré.A2" office:value-type="string">
            <text:p text:style-name="Table_20_Contents">12h00-14h00</text:p>
          </table:table-cell>
          <table:table-cell table:style-name="semaine2duprojettutoré.A2" office:value-type="string">
            <text:p text:style-name="Table_20_Contents">Installation golem.</text:p>
            <text:p text:style-name="Table_20_Contents">Rôle : osd, monitor</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Création FS xfs, résolution de problèmes de configuration de firewall</text:p>
          </table:table-cell>
          <table:table-cell table:style-name="semaine2duprojettutoré.F2" office:value-type="string">
            <text:p text:style-name="Table_20_Contents">Installation Rapsberry pour accéder aux machines depuis l'extérieur</text:p>
          </table:table-cell>
        </table:table-row>
        <table:table-row>
          <table:table-cell table:style-name="semaine2duprojettutoré.A2" office:value-type="string">
            <text:p text:style-name="Table_20_Contents">14h00-16h00</text:p>
          </table:table-cell>
          <table:table-cell table:style-name="semaine2duprojettutoré.A2" office:value-type="string">
            <text:p text:style-name="Table_20_Contents">Problème avec la clé pgp pour s'authentifier sur le dépôts de ceph</text:p>
          </table:table-cell>
          <table:table-cell table:style-name="semaine2duprojettutoré.A2" office:value-type="string">
            <text:p text:style-name="Table_20_Contents"/>
          </table:table-cell>
          <table:table-cell table:style-name="semaine2duprojettutoré.A2" office:value-type="string">
            <text:p text:style-name="Table_20_Contents">Création des comptes Git, tests sur le dépôt github du projet</text:p>
          </table:table-cell>
          <table:table-cell table:style-name="semaine2duprojettutoré.A2" office:value-type="string">
            <text:p text:style-name="Table_20_Contents">Installation machine cephtest</text:p>
            <text:p text:style-name="Table_20_Contents">rôle : osd, monitor</text:p>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6h00-18h00</text:p>
          </table:table-cell>
          <table:table-cell table:style-name="semaine2duprojettutoré.A2" office:value-type="string">
            <text:p text:style-name="Table_20_Contents">Création des comptes utilisateurs</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F2" office:value-type="string">
            <text:p text:style-name="Table_20_Contents"/>
          </table:table-cell>
        </table:table-row>
      </table:table>
      <text:p text:style-name="Text_20_body"><text:span text:style-name="T1"/></text:p>
      <text:h text:style-name="P2" text:outline-level="2">B Tâches réalisées, succès, échecs</text:h>
      <text:p text:style-name="Text_20_body"><text:span text:style-name="T1"/></text:p>
      <text:p text:style-name="Text_20_body"><text:span text:style-name="T3">La première phase de la semaine à été la recherche documentaire, et les échanges autour de nos recherches respectives. Nous utilisons le site officiel en priorité pour la recherche d'information ainsi que le dépôt Git officiel de ceph. Nous utilisons également </text:span><text:a xlink:type="simple" xlink:href="http://switzernet.com/3/public/130925-ceph-cluster/"><text:span text:style-name="T1">h</text:span></text:a><text:bookmark text:name="OBJ_PREFIX_DWT61_com_zimbra_url"/><text:a xlink:type="simple" xlink:href="http://switzernet.com/3/public/130925-ceph-cluster/"><text:span text:style-name="T2">ttp://switzernet.com/3/public/130925-ceph-cluster/</text:span></text:a><text:span text:style-name="T2"> comme ressource documentaire pour l'installation des services pour ceph.</text:span></text:p>
      <text:p text:style-name="P1">Cette semaine nous avons déployé une première machine que nous avons nommée golem. Cette machine est un OSD, un monitor. la machine d'admin (carapuce) nous sert à déployer les services et la configuration des autres machines. Carapuce est également MDS. Cette première installation nous a posé des problèmes lors du suivi de la procédure du site ceph pour récupérer la release-key, il fallait rajouter des options à la ligne de commande pour passer le proxy de notre réseau.</text:p>
      <text:p text:style-name="P1">Jeudi, la seconde machine a été déployée et configurée elle s’appelle cephtest elle assure les fonctions OSD et Monitor.</text:p>
      <text:p text:style-name="P1">Vendredi nous avons déployé la troisième machine carapuce, elle assure la fonction MDS.</text:p>
      <text:p text:style-name="P1">Vendredi a également été consacré à la rédaction du rapport d'activité.</text:p>
      <text:p text:style-name="P1"><text:soft-page-break/>Notre dépôt Git est accessible, il s’appelle yannicklap/ceph. Si vous souhaitez un compte collaborateur pour pouvoir pusher sur notre dépôt, transmettez moi votre identifiant Git. Nous avons à travailler sur l'organisation du dépôt. Vous trouverez sur le dépôt Git les commandes qui ont étés utilisées pour les configurations des machines.</text:p>
      <text:p text:style-name="P1">Ce vendredi nous avons également choisi un mode de communication direct et collaboratif. Nous en avions déjà évoqué plusieurs lundi pour procéder tous avec le même mode de communication. Notre choix se porte donc sur Piratepad pour communiquer sur nos avancement techniques et procéduraux. Nous avions évoqués, lundi matin, un service de chat, irc mais les contraintes d'historisation nous ont fait renoncer.</text:p>
      <text:h text:style-name="P2" text:outline-level="2">C Prévisionnel</text:h>
      <text:p text:style-name="Text_20_body"><text:span text:style-name="T1"/></text:p>
      <text:p text:style-name="P1"><text:tab/>La semaine prochaine nous pensons finaliser l'installation, démarrer le cluster et commencer à l'utiliser. Nous nous rendons compte également que nous avons du travail pour améliorer notre compréhension de système de fichier un peu particulier, notamment le rôle des métas-données et leur implémentation...</text:p>
      <text:p text:style-name="P1">Nous allons commencer également à rédiger plus en détail la procédure d'installation de Ceph.</text:p>
      <text:p text:style-name="P1"/>
      <text:h text:style-name="P2" text:outline-level="2">D Questions, points bloquants.</text:h>
      <text:p text:style-name="Text_20_body"><text:span text:style-name="T1"/></text:p>
      <text:p text:style-name="P1"><text:tab/>Nous n'avons pas rencontré de points bloquants, des difficultés avec l'obtention de la release-key, téléchargée et copiée manuellement, la commande donnée dans les wiki d'installation de ceph ne tenait pas compte de notre configuration de réseau et des paramètres de proxy.</text:p>
      <text:p text:style-name="P1"><text:tab/>Une autre difficulté dans l'administration d'une machine distante aujourd'hui, impossibilité de se connecter avec le compte root en remote. Il s'agissait d'un défaut de configuration du fichier /etc/ssh/sshd.conf il faut mettre l'autorisation de connexion de root en remote à yes.</text:p>
      <text:p text:style-name="P1"/>
      <text:p text:style-name="P1">Est-il nécessaire d'avoir plusieurs serveurs de MD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new york', times, 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11:26:21</meta:creation-date>
    <meta:editing-duration>PT3H17M48S</meta:editing-duration>
    <meta:editing-cycles>6</meta:editing-cycles>
    <meta:generator>LibreOffice/3.5$Linux_X86_64 LibreOffice_project/350m1$Build-2</meta:generator>
    <meta:initial-creator>ant </meta:initial-creator>
    <dc:date>2014-01-31T16:18:52</dc:date>
    <dc:creator>ant </dc:creator>
    <meta:document-statistic meta:table-count="1" meta:image-count="0" meta:object-count="0" meta:page-count="2" meta:paragraph-count="40" meta:word-count="530" meta:character-count="3606" meta:non-whitespace-character-count="3113"/>
  </office:meta>
</office:document-meta>
</file>